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18.79mm" svg:height="90.01mm" svg:x="61.37mm" svg:y="35.08mm">
            <loext:p draw:notify-on-update-of-ranges="Feuille1.B11:Feuille1.B11 Feuille1.A2:Feuille1.A8 Feuille1.B2:Feuille1.B8 Feuille1.C2:Feuille1.C8 Feuille1.D2:Feuille1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ocal</text:p>
          </table:table-cell>
          <table:table-cell office:value-type="string" calcext:value-type="string">
            <text:p>Serveur local</text:p>
          </table:table-cell>
          <table:table-cell office:value-type="string" calcext:value-type="string">
            <text:p>Serveur dista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25" calcext:value-type="float">
            <text:p>2525</text:p>
          </table:table-cell>
          <table:table-cell office:value-type="float" office:value="1648295" calcext:value-type="float">
            <text:p>1648295</text:p>
          </table:table-cell>
          <table:table-cell office:value-type="float" office:value="2375256" calcext:value-type="float">
            <text:p>23752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4" calcext:value-type="float">
            <text:p>2744</text:p>
          </table:table-cell>
          <table:table-cell office:value-type="float" office:value="1405117" calcext:value-type="float">
            <text:p>1405117</text:p>
          </table:table-cell>
          <table:table-cell office:value-type="float" office:value="209637" calcext:value-type="float">
            <text:p>2096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90" calcext:value-type="float">
            <text:p>2690</text:p>
          </table:table-cell>
          <table:table-cell office:value-type="float" office:value="2325562" calcext:value-type="float">
            <text:p>2325562</text:p>
          </table:table-cell>
          <table:table-cell office:value-type="float" office:value="2470041" calcext:value-type="float">
            <text:p>247004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85" calcext:value-type="float">
            <text:p>2385</text:p>
          </table:table-cell>
          <table:table-cell office:value-type="float" office:value="2667977" calcext:value-type="float">
            <text:p>2667977</text:p>
          </table:table-cell>
          <table:table-cell office:value-type="float" office:value="4613651" calcext:value-type="float">
            <text:p>461365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554" calcext:value-type="float">
            <text:p>2554</text:p>
          </table:table-cell>
          <table:table-cell office:value-type="float" office:value="3412651" calcext:value-type="float">
            <text:p>3412651</text:p>
          </table:table-cell>
          <table:table-cell office:value-type="float" office:value="31109800" calcext:value-type="float">
            <text:p>3110980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67" calcext:value-type="float">
            <text:p>4067</text:p>
          </table:table-cell>
          <table:table-cell office:value-type="float" office:value="3109929" calcext:value-type="float">
            <text:p>3109929</text:p>
          </table:table-cell>
          <table:table-cell office:value-type="float" office:value="271303998" calcext:value-type="float">
            <text:p>27130399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651" calcext:value-type="float">
            <text:p>2651</text:p>
          </table:table-cell>
          <table:table-cell office:value-type="float" office:value="25893070" calcext:value-type="float">
            <text:p>25893070</text:p>
          </table:table-cell>
          <table:table-cell office:value-type="float" office:value="2542142781" calcext:value-type="float">
            <text:p>25421427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0:10:49.221431190</meta:creation-date>
    <dc:date>2017-09-18T11:03:00.834198048</dc:date>
    <meta:editing-duration>PT42M1S</meta:editing-duration>
    <meta:editing-cycles>2</meta:editing-cycles>
    <meta:generator>LibreOffice/5.1.6.2$Linux_X86_64 LibreOffice_project/10m0$Build-2</meta:generator>
    <meta:document-statistic meta:table-count="1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8cm" svg:height="9.002cm" xlink:href=".." xlink:type="simple" chart:class="chart:line" chart:style-name="ch1">
        <chart:legend svg:x="0cm" svg:y="0cm" style:legend-expansion="custom" chartooo:width="21.88cm" chartooo:height="9.002cm" style:legend-expansion-aspect-ratio="2.43057098422573" chart:style-name="ch2"/>
        <chart:plot-area chart:style-name="ch3" table:cell-range-address="Feuille1.B11:Feuille1.B11 Feuille1.A2:Feuille1.D8" chart:data-source-has-labels="both" svg:x="0.437cm" svg:y="0.18cm" svg:width="21.006cm" svg:height="8.642cm">
          <chartooo:coordinate-region svg:x="1.244cm" svg:y="0.379cm" svg:width="17.975cm" svg:height="7.796cm"/>
          <chart:axis chart:dimension="x" chart:name="primary-x" chart:style-name="ch4" chartooo:axis-type="auto">
            <chartooo:date-scale/>
            <chart:categories table:cell-range-address="Feuille1.A2:Feuille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8" loext:label-string="local" chart:class="chart:line">
            <chart:data-point chart:repeated="7"/>
          </chart:series>
          <chart:series chart:style-name="ch8" chart:values-cell-range-address="Feuille1.C2:Feuille1.C8" loext:label-string="serveur_local" chart:class="chart:line">
            <chart:data-point chart:repeated="7"/>
          </chart:series>
          <chart:series chart:style-name="ch9" chart:values-cell-range-address="Feuille1.D2:Feuille1.D8" loext:label-string="serveur_distant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</table:table-cell>
              <table:table-cell office:value-type="string">
                <text:p>serveur_local</text:p>
              </table:table-cell>
              <table:table-cell office:value-type="string">
                <text:p>serveur_distant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1.A2:Feuille1.A8</svg:desc>
                </draw:g>
              </table:table-cell>
              <table:table-cell office:value-type="float" office:value="2525">
                <text:p>2525</text:p>
                <draw:g>
                  <svg:desc>Feuille1.B2:Feuille1.B8</svg:desc>
                </draw:g>
              </table:table-cell>
              <table:table-cell office:value-type="float" office:value="1648295">
                <text:p>1648295</text:p>
                <draw:g>
                  <svg:desc>Feuille1.C2:Feuille1.C8</svg:desc>
                </draw:g>
              </table:table-cell>
              <table:table-cell office:value-type="float" office:value="2375256">
                <text:p>2375256</text:p>
                <draw:g>
                  <svg:desc>Feuille1.D2:Feuille1.D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44">
                <text:p>2744</text:p>
              </table:table-cell>
              <table:table-cell office:value-type="float" office:value="1405117">
                <text:p>1405117</text:p>
              </table:table-cell>
              <table:table-cell office:value-type="float" office:value="209637">
                <text:p>20963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690">
                <text:p>2690</text:p>
              </table:table-cell>
              <table:table-cell office:value-type="float" office:value="2325562">
                <text:p>2325562</text:p>
              </table:table-cell>
              <table:table-cell office:value-type="float" office:value="2470041">
                <text:p>247004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385">
                <text:p>2385</text:p>
              </table:table-cell>
              <table:table-cell office:value-type="float" office:value="2667977">
                <text:p>2667977</text:p>
              </table:table-cell>
              <table:table-cell office:value-type="float" office:value="4613651">
                <text:p>461365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554">
                <text:p>2554</text:p>
              </table:table-cell>
              <table:table-cell office:value-type="float" office:value="3412651">
                <text:p>3412651</text:p>
              </table:table-cell>
              <table:table-cell office:value-type="float" office:value="31109800">
                <text:p>3110980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067">
                <text:p>4067</text:p>
              </table:table-cell>
              <table:table-cell office:value-type="float" office:value="3109929">
                <text:p>3109929</text:p>
              </table:table-cell>
              <table:table-cell office:value-type="float" office:value="271303998">
                <text:p>271303998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651">
                <text:p>2651</text:p>
              </table:table-cell>
              <table:table-cell office:value-type="float" office:value="25893070">
                <text:p>25893070</text:p>
              </table:table-cell>
              <table:table-cell office:value-type="float" office:value="2542142781">
                <text:p>25421427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